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Tahoma, Arial, Helvetica, sans-serif"/>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orphans="0" fo:widows="0" fo:break-before="page"/>
      <style:text-properties style:font-name="Calibri" fo:font-size="14pt" fo:font-weight="bold" style:font-size-asian="14pt" style:font-weight-asian="bold" style:font-size-complex="14pt"/>
    </style:style>
    <style:style style:name="P8" style:family="paragraph" style:parent-style-name="Standard">
      <style:paragraph-properties fo:orphans="0" fo:widows="0"/>
      <style:text-properties style:text-underline-style="solid" style:text-underline-width="auto" style:text-underline-color="font-color"/>
    </style:style>
    <style:style style:name="P9" style:family="paragraph" style:parent-style-name="Header">
      <style:paragraph-properties fo:text-align="center" style:justify-single-word="false"/>
      <style:text-properties fo:font-size="22pt" fo:font-weight="bold" style:font-size-asian="22pt" style:font-weight-asian="bold"/>
    </style:style>
    <style:style style:name="P10" style:family="paragraph" style:parent-style-name="List_20_Paragraph" style:list-style-name="WWNum5">
      <style:paragraph-properties fo:orphans="0" fo:widows="0"/>
    </style:style>
    <style:style style:name="P11" style:family="paragraph" style:parent-style-name="List_20_Paragraph" style:list-style-name="WWNum6">
      <style:paragraph-properties fo:orphans="0" fo:widows="0"/>
    </style:style>
    <style:style style:name="T1" style:family="text">
      <style:text-properties fo:font-variant="normal" fo:text-transform="none" fo:color="#222222" style:font-name="Segoe UI" fo:font-size="14.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5</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Andrew Rogers</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
      <text:p text:style-name="P5"><text:line-break/>Instructions</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bookmark text:name="_GoBack"/></text:p>
          </table:table-cell>
          <table:table-cell table:style-name="Table2.B2" office:value-type="string">
            <text:p text:style-name="P3">almost</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Everything works, just needs some formatting updates and the suggested recommendation thing</text:p>
          </table:table-cell>
          <table:covered-table-cell/>
          <table:covered-table-cell/>
        </table:table-row>
      </table:table>
      <text:p text:style-name="P4"/>
      <text:p text:style-name="P7">Appendix</text:p>
      <text:p text:style-name="P8">Aspects of coding style to check</text:p>
      <text:list xml:id="list3653461424217441821" text:style-name="WWNum5">
        <text:list-item>
          <text:p text:style-name="P10">Is proper indentation used?</text:p>
        </text:list-item>
        <text:list-item>
          <text:p text:style-name="P10">Are the HTML elements and variables named descriptively?</text:p>
        </text:list-item>
        <text:list-item>
          <text:p text:style-name="P10">Have any unnecessary lines of code or files been removed?</text:p>
        </text:list-item>
        <text:list-item>
          <text:p text:style-name="P10">Are there explanatory comments in the code?</text:p>
        </text:list-item>
        <text:list-item>
          <text:p text:style-name="P10">Do variable names use camelCase? </text:p>
        </text:list-item>
        <text:list-item>
          <text:p text:style-name="P10">Are properties, methods and classes named using PascalCase (aka TitleCase)?</text:p>
        </text:list-item>
        <text:list-item>
          <text:p text:style-name="P10">Are constant names written using ALL_CAPS?</text:p>
        </text:list-item>
      </text:list>
      <text:p text:style-name="P8">Best practices in Object Oriented Programming</text:p>
      <text:list xml:id="list5472077517004923976" text:style-name="WWNum6">
        <text:list-item>
          <text:p text:style-name="P11">Is the code DRY (no duplicated blocks of code)?</text:p>
        </text:list-item>
        <text:list-item>
          <text:p text:style-name="P11">Are named constants used instead of repeated literal constants?</text:p>
        </text:list-item>
        <text:list-item>
          <text:p text:style-name="P11">Is code that does computation or logical operations separated into its own class instead of being added to the code-behind?</text:p>
        </text:list-item>
        <text:list-item>
          <text:p text:style-name="P11">Are all instance variables private?</text:p>
        </text:list-item>
        <text:list-item>
          <text:p text:style-name="P11">Are local variables used instead of instance variables wherever possible?</text:p>
        </text:list-item>
        <text:list-item>
          <text:p text:style-name="P11">Does each method do just one thing (no “Swiss Armey” methods)?</text:p>
        </text:list-item>
        <text:list-item>
          <text:p text:style-name="P11">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Tahoma, Arial, Helvetica, sans-serif"/>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2</meta:editing-cycles>
    <meta:creation-date>2017-03-16T17:31:00</meta:creation-date>
    <dc:date>2017-10-30T15:17:27.36</dc:date>
    <meta:editing-duration>PT1M19S</meta:editing-duration>
    <meta:generator>OpenOffice/4.1.2$Win32 OpenOffice.org_project/412m3$Build-9782</meta:generator>
    <meta:document-statistic meta:table-count="2" meta:image-count="0" meta:object-count="0" meta:page-count="2" meta:paragraph-count="47" meta:word-count="362" meta:character-count="2135"/>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